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0.962cm" fo:min-width="0.712cm"/>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1.7cm" svg:height="1.7cm" svg:x="6.55cm" svg:y="0.6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Extrémités_20_de_20_flèche_20_3" draw:display-name="Extrémités de flèche 3"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Extrémités_20_de_20_flèche_20_4" draw:display-name="Extrémités de flèche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14.8cm" fo:page-height="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0T10:52:05.060884484</meta:creation-date>
    <dc:date>2016-01-18T14:03:42.008252879</dc:date>
    <meta:editing-duration>PT28M20S</meta:editing-duration>
    <meta:editing-cycles>6</meta:editing-cycles>
    <meta:generator>LibreOffice/4.3.3.2$Linux_X86_64 LibreOffice_project/430m0$Build-2</meta:generator>
    <meta:document-statistic meta:object-count="1"/>
  </office:meta>
</office:document-meta>
</file>